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99ff33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cc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ffcc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heads_20_1" draw:marker-end="Arrowheads_20_1" draw:fill="solid" draw:fill-color="#aecf00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7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1" draw:style-name="gr2" svg:width="1.2205in" svg:height="0.4461in" svg:x="0.7126in" svg:y="1.822in"><text:p><text:s/>Informations-<text:line-break/> quelle</text:p><draw:enhanced-geometry svg:viewBox="0 0 21600 21600" draw:text-areas="0 0 ?f0 21600" draw:mirror-horizontal="false" draw:mirror-vertical="false" draw:type="right-arrow-callout" draw:modifiers="17315.4279856484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paragraph" draw:z-index="2" draw:style-name="gr2" svg:width="1.2205in" svg:height="0.4461in" svg:x="1.9327in" svg:y="1.822in"><text:p><text:s/>Übertragung</text:p><draw:enhanced-geometry svg:viewBox="0 0 21600 21600" draw:text-areas="0 0 ?f0 21600" draw:type="right-arrow-callout" draw:modifiers="17315.4279856484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paragraph" draw:z-index="3" draw:style-name="gr3" svg:width="0.826in" svg:height="0.4461in" svg:x="3.1528in" svg:y="1.822in"><text:p><text:s/>Kanal</text:p><draw:enhanced-geometry svg:viewBox="0 0 21600 21600" draw:text-areas="0 0 ?f0 21600" draw:type="right-arrow-callout" draw:modifiers="13945.4806312769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paragraph" draw:z-index="4" draw:style-name="gr4" svg:width="1.0425in" svg:height="0.4461in" svg:x="3.9783in" svg:y="1.822in"><text:p><text:s/>Empfänger</text:p><draw:enhanced-geometry svg:viewBox="0 0 21600 21600" draw:text-areas="0 0 ?f0 21600" draw:type="right-arrow-callout" draw:modifiers="16450.1544163064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paragraph" draw:z-index="0" draw:style-name="gr1" svg:width="5.1642in" svg:height="3.0134in" svg:x="0.6516in" svg:y="0.5409in"><text:p/><draw:enhanced-geometry svg:viewBox="0 0 21600 21600" draw:text-areas="0 ?f0 ?f5 ?f2" draw:mirror-horizontal="false" draw:mirror-vertical="false" draw:type="right-arrow" draw:modifiers="16401.1294876967 4110.9677419354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style-name="gr5" svg:width="0.7516in" svg:height="0.4461in" svg:x="5.0209in" svg:y="1.822in"><text:p><text:s/>Zielort</text:p><draw:enhanced-geometry svg:viewBox="0 0 21600 21600" draw:text-areas="0 0 ?f0 21600" draw:type="right-arrow-callout" draw:modifiers="16450.1544163064 5400 18000 8100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paragraph" draw:z-index="6" draw:style-name="gr6" svg:width="0.9976in" svg:height="0.6268in" svg:x="2.922in" svg:y="1.1957in"><text:p><text:s/>Rauschquelle</text:p><draw:enhanced-geometry svg:viewBox="0 0 21600 21600" draw:text-areas="0 0 21600 ?f0" draw:type="down-arrow-callout" draw:modifiers="13366.5882352941 7699.7830802603 16365.1764705882 9635.07306889353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7" draw:style-name="gr6" svg:width="0.5213in" svg:height="0.6488in" svg:x="2.7583in" svg:y="2.2681in"><text:p><text:s/>Signal</text:p><draw:enhanced-geometry svg:viewBox="0 0 21600 21600" draw:text-areas="0 ?f0 21600 21600" draw:type="up-arrow-callout" draw:modifiers="8067.78042959427 5400 5876.84964200477 8944.87350199734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paragraph" draw:z-index="8" draw:style-name="gr6" svg:width="0.9748in" svg:height="0.6413in" svg:x="3.3244in" svg:y="2.2681in"><text:p><text:s/>Empfangenes <text:line-break/> Signal</text:p><draw:enhanced-geometry svg:viewBox="0 0 21600 21600" draw:text-areas="0 ?f0 21600 21600" draw:type="up-arrow-callout" draw:modifiers="8165.21739130435 7600 5947.82608695652 9907.69230769231" draw:enhanced-path="M 21600 ?f0 L 21600 21600 0 21600 0 ?f0 ?f3 ?f0 ?f3 ?f2 ?f1 ?f2 10800 0 ?f4 ?f2 ?f5 ?f2 ?f5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$2" draw:handle-range-y-maximum="21600"/><draw:handle draw:handle-position="$3 $2" draw:handle-range-x-minimum="$1" draw:handle-range-x-maximum="10800" draw:handle-range-y-minimum="0" draw:handle-range-y-maximum="$0"/><draw:handle draw:handle-position="$1 top" draw:handle-range-x-minimum="0" draw:handle-range-x-maximum="$3"/></draw:enhanced-geometry></draw:custom-shape><draw:custom-shape text:anchor-type="paragraph" draw:z-index="9" draw:style-name="gr7" draw:text-style-name="P1" svg:width="3.4043in" svg:height="1.9677in" draw:transform="skewX (0.109606677025244) rotate (-0.119205987911213) translate (1.13958333333333in 0.528472222222222in)"><text:p text:style-name="P1"/><draw:enhanced-geometry svg:viewBox="0 0 21600 21600" draw:text-areas="0 0 21600 21600" draw:mirror-horizontal="true" draw:mirror-vertical="false" draw:type="circular-arrow" draw:modifiers="168.659051187261 -28.5016720372403 8760.29405323484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text:anchor-type="paragraph" draw:z-index="10" draw:style-name="gr8" svg:width="0.9378in" svg:height="0.1925in" svg:x="2.9138in" svg:y="0.7193in"><draw:text-box><text:p>Feedback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ng </meta:initial-creator>
    <meta:creation-date>2015-05-01T14:45:23.410301202</meta:creation-date>
    <dc:date>2015-05-01T15:36:37.314586596</dc:date>
    <dc:creator>slang </dc:creator>
    <meta:editing-duration>PT39M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